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ea5c" officeooo:paragraph-rsid="001b7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es are nice flowers.</text:p>
      <text:p text:style-name="P1">Red wine is tasty</text:p>
      <text:p text:style-name="P1">The red cross acts worldwide</text:p>
      <text:p text:style-name="P1">Mayflower used to be a sh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50:38.241091101</meta:creation-date>
    <dc:date>2016-06-06T12:50:58.476729080</dc:date>
    <meta:editing-duration>PT20S</meta:editing-duration>
    <meta:editing-cycles>1</meta:editing-cycles>
    <meta:generator>LibreOffice/5.1.1.2$Linux_X86_64 LibreOffice_project/10m0$Build-2</meta:generator>
    <meta:document-statistic meta:table-count="0" meta:image-count="0" meta:object-count="0" meta:page-count="1" meta:paragraph-count="4" meta:word-count="19" meta:character-count="99" meta:non-whitespace-character-count="81"/>
  </office:meta>
</office:document-meta>
</file>